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b7e" officeooo:paragraph-rsid="001258b3"/>
    </style:style>
    <style:style style:name="P2" style:family="paragraph" style:parent-style-name="Standard">
      <style:text-properties officeooo:rsid="001258b3" officeooo:paragraph-rsid="001258b3"/>
    </style:style>
    <style:style style:name="P3" style:family="paragraph" style:parent-style-name="Standard">
      <style:text-properties officeooo:rsid="001258b3" officeooo:paragraph-rsid="00135ab8"/>
    </style:style>
    <style:style style:name="P4" style:family="paragraph" style:parent-style-name="Standard">
      <style:text-properties officeooo:rsid="00135ab8" officeooo:paragraph-rsid="00135ab8"/>
    </style:style>
    <style:style style:name="P5" style:family="paragraph" style:parent-style-name="Standard">
      <style:text-properties officeooo:rsid="001519a8" officeooo:paragraph-rsid="001519a8"/>
    </style:style>
    <style:style style:name="P6" style:family="paragraph" style:parent-style-name="Standard">
      <style:text-properties officeooo:rsid="001519a8" officeooo:paragraph-rsid="00167fc3"/>
    </style:style>
    <style:style style:name="P7" style:family="paragraph" style:parent-style-name="Standard">
      <style:text-properties officeooo:rsid="00167fc3" officeooo:paragraph-rsid="00167fc3"/>
    </style:style>
    <style:style style:name="P8" style:family="paragraph" style:parent-style-name="Standard">
      <style:text-properties officeooo:paragraph-rsid="0017bdf6"/>
    </style:style>
    <style:style style:name="P9" style:family="paragraph" style:parent-style-name="Standard">
      <style:text-properties officeooo:paragraph-rsid="0019a5f5"/>
    </style:style>
    <style:style style:name="P10" style:family="paragraph" style:parent-style-name="Text_20_body">
      <style:text-properties officeooo:rsid="0017bdf6" officeooo:paragraph-rsid="0017bdf6"/>
    </style:style>
    <style:style style:name="P11" style:family="paragraph" style:parent-style-name="Text_20_body">
      <style:text-properties officeooo:rsid="0017bdf6" officeooo:paragraph-rsid="0019a5f5"/>
    </style:style>
    <style:style style:name="P12" style:family="paragraph" style:parent-style-name="Text_20_body">
      <style:text-properties officeooo:rsid="0019a5f5" officeooo:paragraph-rsid="0019a5f5"/>
    </style:style>
    <style:style style:name="P13" style:family="paragraph" style:parent-style-name="Text_20_body">
      <style:text-properties officeooo:rsid="0019a5f5" officeooo:paragraph-rsid="001b3398"/>
    </style:style>
    <style:style style:name="P14" style:family="paragraph" style:parent-style-name="Text_20_body">
      <style:text-properties officeooo:rsid="001c9c26"/>
    </style:style>
    <style:style style:name="P15" style:family="paragraph" style:parent-style-name="Text_20_body">
      <style:text-properties officeooo:rsid="001c9c26" officeooo:paragraph-rsid="001e1bdb"/>
    </style:style>
    <style:style style:name="P16" style:family="paragraph" style:parent-style-name="Text_20_body">
      <style:text-properties officeooo:paragraph-rsid="001c9c26"/>
    </style:style>
    <style:style style:name="P17" style:family="paragraph" style:parent-style-name="Text_20_body">
      <style:text-properties fo:font-style="normal" officeooo:rsid="001c9c26" officeooo:paragraph-rsid="001c9c26" style:font-style-asian="normal" style:font-style-complex="normal"/>
    </style:style>
    <style:style style:name="P18" style:family="paragraph" style:parent-style-name="Text_20_body">
      <style:text-properties officeooo:rsid="001e1bdb" officeooo:paragraph-rsid="001e1bdb"/>
    </style:style>
    <style:style style:name="P19" style:family="paragraph" style:parent-style-name="Text_20_body">
      <style:text-properties officeooo:rsid="001e1bdb" officeooo:paragraph-rsid="001fabe4"/>
    </style:style>
    <style:style style:name="P20" style:family="paragraph" style:parent-style-name="Text_20_body">
      <style:text-properties officeooo:rsid="001fabe4" officeooo:paragraph-rsid="00220dc6"/>
    </style:style>
    <style:style style:name="P21" style:family="paragraph" style:parent-style-name="Text_20_body">
      <style:text-properties officeooo:rsid="00220dc6" officeooo:paragraph-rsid="00220dc6"/>
    </style:style>
    <style:style style:name="P22" style:family="paragraph" style:parent-style-name="Text_20_body">
      <style:text-properties officeooo:rsid="0022e0b0" officeooo:paragraph-rsid="0022e0b0"/>
    </style:style>
    <style:style style:name="P23" style:family="paragraph" style:parent-style-name="Text_20_body">
      <style:text-properties officeooo:rsid="00239750" officeooo:paragraph-rsid="00239750"/>
    </style:style>
    <style:style style:name="P24" style:family="paragraph" style:parent-style-name="Text_20_body">
      <style:text-properties officeooo:rsid="00251ef1" officeooo:paragraph-rsid="00251ef1"/>
    </style:style>
    <style:style style:name="P25" style:family="paragraph" style:parent-style-name="Text_20_body">
      <style:text-properties officeooo:rsid="00251ef1" officeooo:paragraph-rsid="0025425b"/>
    </style:style>
    <style:style style:name="P26" style:family="paragraph" style:parent-style-name="Text_20_body">
      <style:text-properties fo:font-weight="normal" officeooo:rsid="0025425b" officeooo:paragraph-rsid="0025425b" style:font-weight-asian="normal" style:font-weight-complex="normal"/>
    </style:style>
    <style:style style:name="P27" style:family="paragraph" style:parent-style-name="Heading">
      <style:text-properties officeooo:paragraph-rsid="0017bdf6"/>
    </style:style>
    <style:style style:name="P28" style:family="paragraph" style:parent-style-name="Heading">
      <style:text-properties officeooo:rsid="0019a5f5" officeooo:paragraph-rsid="0019a5f5"/>
    </style:style>
    <style:style style:name="P29" style:family="paragraph" style:parent-style-name="Standard" style:list-style-name="L13">
      <style:text-properties officeooo:rsid="00135ab8" officeooo:paragraph-rsid="00135ab8"/>
    </style:style>
    <style:style style:name="P30" style:family="paragraph" style:parent-style-name="Standard" style:list-style-name="L14">
      <style:text-properties officeooo:rsid="00135ab8" officeooo:paragraph-rsid="00135ab8"/>
    </style:style>
    <style:style style:name="P31" style:family="paragraph" style:parent-style-name="Standard" style:list-style-name="L13">
      <style:text-properties officeooo:rsid="001258b3" officeooo:paragraph-rsid="001258b3"/>
    </style:style>
    <style:style style:name="P32" style:family="paragraph" style:parent-style-name="Standard" style:list-style-name="L13">
      <style:text-properties officeooo:rsid="001258b3" officeooo:paragraph-rsid="00135ab8"/>
    </style:style>
    <style:style style:name="P33" style:family="paragraph" style:parent-style-name="Standard" style:list-style-name="L13">
      <style:text-properties officeooo:rsid="001258b3" officeooo:paragraph-rsid="001519a8"/>
    </style:style>
    <style:style style:name="P34" style:family="paragraph" style:parent-style-name="Standard" style:list-style-name="L14">
      <style:text-properties officeooo:rsid="001258b3" officeooo:paragraph-rsid="001258b3"/>
    </style:style>
    <style:style style:name="P35" style:family="paragraph" style:parent-style-name="Standard" style:list-style-name="L14">
      <style:text-properties officeooo:rsid="001258b3" officeooo:paragraph-rsid="00135ab8"/>
    </style:style>
    <style:style style:name="P36" style:family="paragraph" style:parent-style-name="Standard" style:list-style-name="L13">
      <style:text-properties officeooo:rsid="001519a8" officeooo:paragraph-rsid="001519a8"/>
    </style:style>
    <style:style style:name="P37" style:family="paragraph" style:parent-style-name="Standard" style:list-style-name="L14">
      <style:text-properties officeooo:rsid="001519a8" officeooo:paragraph-rsid="001519a8"/>
    </style:style>
    <style:style style:name="P38" style:family="paragraph" style:parent-style-name="Standard" style:list-style-name="L14">
      <style:text-properties officeooo:rsid="001519a8" officeooo:paragraph-rsid="0017bdf6"/>
    </style:style>
    <style:style style:name="P39" style:family="paragraph" style:parent-style-name="Standard" style:list-style-name="L14">
      <style:text-properties officeooo:rsid="0010bb7e" officeooo:paragraph-rsid="00135ab8"/>
    </style:style>
    <style:style style:name="P40" style:family="paragraph" style:parent-style-name="Standard" style:list-style-name="L14">
      <style:text-properties officeooo:rsid="0010bb7e" officeooo:paragraph-rsid="0010bb7e"/>
    </style:style>
    <style:style style:name="P41" style:family="paragraph" style:parent-style-name="Standard" style:list-style-name="L14">
      <style:text-properties officeooo:rsid="0010bb7e" officeooo:paragraph-rsid="001519a8"/>
    </style:style>
    <style:style style:name="P42" style:family="paragraph" style:parent-style-name="Standard" style:list-style-name="L14">
      <style:text-properties officeooo:rsid="0010bb7e" officeooo:paragraph-rsid="001258b3"/>
    </style:style>
    <style:style style:name="P43" style:family="paragraph" style:parent-style-name="Standard" style:list-style-name="L14">
      <style:text-properties officeooo:rsid="0010bb7e" officeooo:paragraph-rsid="0022e0b0"/>
    </style:style>
    <style:style style:name="P44" style:family="paragraph" style:parent-style-name="Standard" style:list-style-name="L14">
      <style:text-properties officeooo:rsid="0010bb7e" officeooo:paragraph-rsid="0017bdf6"/>
    </style:style>
    <style:style style:name="P45" style:family="paragraph" style:parent-style-name="Standard" style:list-style-name="L14">
      <style:text-properties officeooo:rsid="00167fc3" officeooo:paragraph-rsid="00167fc3"/>
    </style:style>
    <style:style style:name="P46" style:family="paragraph" style:parent-style-name="Standard" style:list-style-name="L14">
      <style:text-properties officeooo:rsid="0017bdf6" officeooo:paragraph-rsid="0017bdf6"/>
    </style:style>
    <style:style style:name="P47" style:family="paragraph" style:parent-style-name="Text_20_body" style:list-style-name="L1">
      <style:text-properties officeooo:paragraph-rsid="001c9c26"/>
    </style:style>
    <style:style style:name="P48" style:family="paragraph" style:parent-style-name="Text_20_body" style:list-style-name="L1">
      <style:text-properties officeooo:rsid="001fabe4" officeooo:paragraph-rsid="001fabe4"/>
    </style:style>
    <style:style style:name="P49" style:family="paragraph" style:parent-style-name="Text_20_body" style:list-style-name="L9">
      <style:text-properties officeooo:rsid="001fabe4" officeooo:paragraph-rsid="001fabe4"/>
    </style:style>
    <style:style style:name="P50" style:family="paragraph" style:parent-style-name="Text_20_body" style:list-style-name="L10">
      <style:text-properties officeooo:rsid="001fabe4" officeooo:paragraph-rsid="001fabe4"/>
    </style:style>
    <style:style style:name="P51" style:family="paragraph" style:parent-style-name="Text_20_body" style:list-style-name="L11">
      <style:text-properties officeooo:rsid="001fabe4" officeooo:paragraph-rsid="001fabe4"/>
    </style:style>
    <style:style style:name="P52" style:family="paragraph" style:parent-style-name="Text_20_body" style:list-style-name="L11">
      <style:text-properties officeooo:rsid="001fabe4" officeooo:paragraph-rsid="00220dc6"/>
    </style:style>
    <style:style style:name="P53" style:family="paragraph" style:parent-style-name="Text_20_body" style:list-style-name="L2">
      <style:text-properties officeooo:rsid="001c9c26" officeooo:paragraph-rsid="001c9c26"/>
    </style:style>
    <style:style style:name="P54" style:family="paragraph" style:parent-style-name="Text_20_body" style:list-style-name="L3">
      <style:text-properties officeooo:rsid="001c9c26" officeooo:paragraph-rsid="001c9c26"/>
    </style:style>
    <style:style style:name="P55" style:family="paragraph" style:parent-style-name="Text_20_body" style:list-style-name="L4">
      <style:text-properties officeooo:rsid="001c9c26" officeooo:paragraph-rsid="001c9c26"/>
    </style:style>
    <style:style style:name="P56" style:family="paragraph" style:parent-style-name="Text_20_body" style:list-style-name="L8">
      <style:text-properties officeooo:rsid="001c9c26" officeooo:paragraph-rsid="001c9c26"/>
    </style:style>
    <style:style style:name="P57" style:family="paragraph" style:parent-style-name="Text_20_body" style:list-style-name="L12">
      <style:text-properties officeooo:rsid="001c9c26" officeooo:paragraph-rsid="00220dc6"/>
    </style:style>
    <style:style style:name="P58" style:family="paragraph" style:parent-style-name="Text_20_body" style:list-style-name="L2">
      <style:text-properties officeooo:rsid="001e1bdb" officeooo:paragraph-rsid="001e1bdb"/>
    </style:style>
    <style:style style:name="P59" style:family="paragraph" style:parent-style-name="Text_20_body" style:list-style-name="L6">
      <style:text-properties officeooo:rsid="001e1bdb" officeooo:paragraph-rsid="001e1bdb"/>
    </style:style>
    <style:style style:name="P60" style:family="paragraph" style:parent-style-name="Text_20_body" style:list-style-name="L7">
      <style:text-properties officeooo:rsid="001e1bdb" officeooo:paragraph-rsid="001e1bdb"/>
    </style:style>
    <style:style style:name="P61" style:family="paragraph" style:parent-style-name="Text_20_body" style:list-style-name="L8">
      <style:text-properties officeooo:rsid="001e1bdb" officeooo:paragraph-rsid="001e1bdb"/>
    </style:style>
    <style:style style:name="P62" style:family="paragraph" style:parent-style-name="Text_20_body" style:list-style-name="L12">
      <style:text-properties officeooo:rsid="001e1bdb" officeooo:paragraph-rsid="00220dc6"/>
    </style:style>
    <style:style style:name="P63" style:family="paragraph" style:parent-style-name="Text_20_body" style:list-style-name="L4">
      <style:text-properties fo:font-style="normal" officeooo:rsid="001c9c26" officeooo:paragraph-rsid="001c9c26" style:font-style-asian="normal" style:font-style-complex="normal"/>
    </style:style>
    <style:style style:name="P64" style:family="paragraph" style:parent-style-name="Text_20_body" style:list-style-name="L5">
      <style:text-properties fo:font-style="normal" officeooo:rsid="001c9c26" officeooo:paragraph-rsid="001c9c26" style:font-style-asian="normal" style:font-style-complex="normal"/>
    </style:style>
    <style:style style:name="P65" style:family="paragraph" style:parent-style-name="Text_20_body" style:list-style-name="L5">
      <style:text-properties fo:font-style="normal" officeooo:rsid="001c9c26" officeooo:paragraph-rsid="001e1bdb" style:font-style-asian="normal" style:font-style-complex="normal"/>
    </style:style>
    <style:style style:name="P66" style:family="paragraph" style:parent-style-name="Text_20_body" style:list-style-name="L4">
      <style:text-properties fo:font-style="normal" officeooo:rsid="001e1bdb" officeooo:paragraph-rsid="001e1bdb" style:font-style-asian="normal" style:font-style-complex="normal"/>
    </style:style>
    <style:style style:name="P67" style:family="paragraph" style:parent-style-name="Text_20_body" style:list-style-name="L5">
      <style:text-properties fo:font-style="normal" officeooo:rsid="001e1bdb" officeooo:paragraph-rsid="001e1bdb" style:font-style-asian="normal" style:font-style-complex="normal"/>
    </style:style>
    <style:style style:name="P68" style:family="paragraph" style:parent-style-name="Text_20_body" style:list-style-name="L5">
      <style:text-properties fo:font-style="normal" officeooo:rsid="00210548" officeooo:paragraph-rsid="00210548" style:font-style-asian="normal" style:font-style-complex="normal"/>
    </style:style>
    <style:style style:name="P69" style:family="paragraph" style:parent-style-name="Text_20_body" style:list-style-name="L8">
      <style:text-properties officeooo:rsid="00220dc6" officeooo:paragraph-rsid="00220dc6"/>
    </style:style>
    <style:style style:name="P70" style:family="paragraph" style:parent-style-name="Text_20_body" style:list-style-name="L12">
      <style:text-properties officeooo:rsid="00220dc6" officeooo:paragraph-rsid="00220dc6"/>
    </style:style>
    <style:style style:name="P71" style:family="paragraph" style:parent-style-name="Text_20_body" style:list-style-name="L12">
      <style:text-properties officeooo:rsid="00210548" officeooo:paragraph-rsid="00220dc6"/>
    </style:style>
    <style:style style:name="P72" style:family="paragraph" style:parent-style-name="Text_20_body">
      <style:text-properties officeooo:rsid="00260c06" officeooo:paragraph-rsid="00260c06"/>
    </style:style>
    <style:style style:name="P73" style:family="paragraph" style:parent-style-name="Heading_20_1">
      <style:text-properties officeooo:rsid="001c9c26" officeooo:paragraph-rsid="001c9c26"/>
    </style:style>
    <style:style style:name="P74" style:family="paragraph" style:parent-style-name="Heading_20_1" style:list-style-name=""/>
    <style:style style:name="P75" style:family="paragraph" style:parent-style-name="Heading_20_1">
      <style:paragraph-properties fo:break-before="page"/>
    </style:style>
    <style:style style:name="P76" style:family="paragraph" style:parent-style-name="Heading_20_1" style:list-style-name="">
      <style:paragraph-properties fo:break-before="page"/>
      <style:text-properties officeooo:rsid="00260c06" officeooo:paragraph-rsid="00260c06"/>
    </style:style>
    <style:style style:name="P77" style:family="paragraph" style:parent-style-name="Heading_20_4">
      <style:text-properties officeooo:paragraph-rsid="00220dc6"/>
    </style:style>
    <style:style style:name="P78" style:family="paragraph" style:parent-style-name="Heading_20_5">
      <style:text-properties officeooo:paragraph-rsid="00220dc6"/>
    </style:style>
    <style:style style:name="T1" style:family="text">
      <style:text-properties officeooo:rsid="001258b3"/>
    </style:style>
    <style:style style:name="T2" style:family="text">
      <style:text-properties officeooo:rsid="00135ab8"/>
    </style:style>
    <style:style style:name="T3" style:family="text">
      <style:text-properties officeooo:rsid="001519a8"/>
    </style:style>
    <style:style style:name="T4" style:family="text">
      <style:text-properties officeooo:rsid="00167fc3"/>
    </style:style>
    <style:style style:name="T5" style:family="text">
      <style:text-properties officeooo:rsid="0017bdf6"/>
    </style:style>
    <style:style style:name="T6" style:family="text">
      <style:text-properties officeooo:rsid="0019a5f5"/>
    </style:style>
    <style:style style:name="T7" style:family="text">
      <style:text-properties officeooo:rsid="001b3398"/>
    </style:style>
    <style:style style:name="T8" style:family="text">
      <style:text-properties officeooo:rsid="001c9c2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officeooo:rsid="0025425b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e1bdb"/>
    </style:style>
    <style:style style:name="T13" style:family="text">
      <style:text-properties officeooo:rsid="001fabe4"/>
    </style:style>
    <style:style style:name="T14" style:family="text">
      <style:text-properties officeooo:rsid="00210548"/>
    </style:style>
    <style:style style:name="T15" style:family="text">
      <style:text-properties officeooo:rsid="00220dc6"/>
    </style:style>
    <style:style style:name="T16" style:family="text">
      <style:text-properties officeooo:rsid="0022e0b0"/>
    </style:style>
    <style:style style:name="T17" style:family="text">
      <style:text-properties officeooo:rsid="002542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6cm" fo:text-indent="-0.635cm" fo:margin-left="1.4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66cm" fo:text-indent="-0.635cm" fo:margin-left="2.7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36cm" fo:text-indent="-0.635cm" fo:margin-left="4.0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76cm" fo:text-indent="-0.635cm" fo:margin-left="6.5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val Battles</text:p>
      <text:p text:style-name="Subtitle">Nolan Hunt</text:p>
      <text:p text:style-name="Subtitle">Michael Mazzuca</text:p>
      <text:p text:style-name="Subtitle">Steven Coverdale</text:p>
      <text:p text:style-name="Subtitle">Dave Lundrigan</text:p>
      <text:p text:style-name="Subtitle">Brian Icely</text:p>
      <text:p text:style-name="Text_20_body"/>
      <text:p text:style-name="Text_20_body"/>
      <text:h text:style-name="P73" text:outline-level="1">Game</text:h>
      <text:p text:style-name="P23">Real time tactical naval combat game set in the second world war era. <text:s/>Each team is provided with a limited number of ships at the start of each match.</text:p>
      <text:p text:style-name="P23"/>
      <text:h text:style-name="Heading_20_3" text:outline-level="3">Game modes</text:h>
      <text:h text:style-name="Heading_20_4" text:outline-level="4">Commander:</text:h>
      <text:p text:style-name="P23">Each team has one command ship. <text:s/>The goal is to eliminate all enemy commanders while protecting your own. <text:s/>A team is eliminated when its commander is sunk. <text:s/>The last team remaining wins.</text:p>
      <text:h text:style-name="Heading_20_4" text:outline-level="4">King of the Hill:</text:h>
      <text:p text:style-name="P23">Their are one or more control points on the map. <text:s/>Teams fight for control of these points earning point when they hold points. <text:s/>The match ends when all teams have lost all their ships or one team reaches a point limit. <text:s/>At the end of the match the team with the most control time wins.</text:p>
      <text:p text:style-name="P16"/>
      <text:h text:style-name="Heading_20_1" text:outline-level="1">Movement</text:h>
      <text:p text:style-name="P24">Units movement is controlled indirectly by giving order to move to points on the map. <text:s/>They can be given order to go directly to a specific point, to follow a list of way-points, or to follow another unit.</text:p>
      <text:p text:style-name="P24"/>
      <text:h text:style-name="Heading_20_1" text:outline-level="1">Combat</text:h>
      <text:p text:style-name="P24">Units have several weapon systems. <text:s/></text:p>
      <text:h text:style-name="Heading_20_4" text:outline-level="4"><text:soft-page-break/>Ship Weapons</text:h>
      <text:h text:style-name="Heading_20_5" text:outline-level="5">Primary Weapons: cannons</text:h>
      <text:p text:style-name="P24">Primary weapons will automatically aim and fire at the designated target. <text:s/>They have unlimited ammo.</text:p>
      <text:h text:style-name="Heading_20_5" text:outline-level="5">Secondary Weapons: torpedoes, aircraft</text:h>
      <text:p text:style-name="P24">Secondary weapons are manually aimed and fired. <text:s/>They have limited ammo.</text:p>
      <text:p text:style-name="P26"><text:span text:style-name="T9">Torpedoes: <text:s/></text:span>Torpedoes are fired by specifying a vector from the ship. <text:s/>The torpedo is launched and turns towards the given vector.</text:p>
      <text:p text:style-name="P26"><text:span text:style-name="T9">Aircraft: <text:s/></text:span><text:span text:style-name="T11">Aircraft are launched in flights by specifying a point to go to and a type of flight (fighter, bomber, reconnaissance).</text:span></text:p>
      <text:h text:style-name="Heading_20_5" text:outline-level="5">Tertiary Weapons: depth charges</text:h>
      <text:p text:style-name="P25">Tertiary weapons are special use weapons.</text:p>
      <text:p text:style-name="P25"><text:span text:style-name="T10">Depth Charges: <text:s/></text:span>In the case of depth charges they are dropped from a ship as it moves. <text:s/><text:span text:style-name="T17">They have have a limited number of charge loaded at once but unlimited reloads.</text:span></text:p>
      <text:h text:style-name="Heading_20_5" text:outline-level="5">Defensive Weapons: anti-aircraft</text:h>
      <text:p text:style-name="P24">Defensive weapons automatically target and fire at enemy aircraft in range.</text:p>
      <text:p text:style-name="Text_20_body"/>
      <text:p text:style-name="Text_20_body"/>
      <text:p text:style-name="P16"/>
      <text:h text:style-name="P74" text:outline-level="1"/>
      <text:h text:style-name="P76" text:outline-level="1">Maps</text:h>
      <text:h text:style-name="Heading_20_2" text:outline-level="2">Terrain Types</text:h>
      <text:h text:style-name="Heading_20_4" text:outline-level="4">Deep water</text:h>
      <text:p text:style-name="P72">All ships can enter deep water. <text:s/>Submarines can submerge in deep water.</text:p>
      <text:h text:style-name="Heading_20_4" text:outline-level="4">Shallow water</text:h>
      <text:p text:style-name="P72">Only smaller ships can enter shallow water. <text:s/>Submarines cannot submerge in shallow water.</text:p>
      <text:h text:style-name="Heading_20_4" text:outline-level="4">Land</text:h>
      <text:p text:style-name="P72">No ships can enter land.</text:p>
      <text:h text:style-name="Heading_20_2" text:outline-level="2">Storms</text:h>
      <text:p text:style-name="P72">Storms are areas of the map where visibility is reduced for units and aircraft cannot enter.</text:p>
      <text:h text:style-name="P75" text:outline-level="1">Controls</text:h>
      <text:h text:style-name="Heading_20_4" text:outline-level="4"><text:span text:style-name="T8">Unit </text:span>Selection</text:h>
      <text:p text:style-name="Text_20_body">Units can be selected individually or as a group:</text:p>
      <text:list xml:id="list5253321792404125123" text:style-name="L1">
        <text:list-item>
          <text:p text:style-name="P47"><text:span text:style-name="T8">l</text:span>eft click <text:span text:style-name="T13">(A)</text:span> – <text:span text:style-name="T8">single unit</text:span></text:p>
        </text:list-item>
        <text:list-item>
          <text:p text:style-name="P47"><text:span text:style-name="T8">l</text:span>eft click and drag <text:span text:style-name="T13">(A)</text:span> – <text:span text:style-name="T8">multiple units</text:span></text:p>
        </text:list-item>
        <text:list-item>
          <text:p text:style-name="P48">esc (B) – deselect all units</text:p>
          <text:p text:style-name="P48"/>
        </text:list-item>
      </text:list>
      <text:h text:style-name="Heading_20_4" text:outline-level="4">Navigation</text:h>
      <text:h text:style-name="Heading_20_5" text:outline-level="5">Orders</text:h>
      <text:p text:style-name="P14">Navigation:</text:p>
      <text:list xml:id="list2757637566272209054" text:style-name="L2">
        <text:list-item>
          <text:p text:style-name="P53">follow way-points</text:p>
        </text:list-item>
        <text:list-item>
          <text:p text:style-name="P53">go to point</text:p>
        </text:list-item>
        <text:list-item>
          <text:p text:style-name="P53">follow another unit</text:p>
        </text:list-item>
        <text:list-item>
          <text:p text:style-name="P58">evasive manoeuvres – active/inactive</text:p>
        </text:list-item>
      </text:list>
      <text:p text:style-name="P15">Speed:</text:p>
      <text:list xml:id="list170926516154096" text:continue-numbering="true" text:style-name="L2">
        <text:list-item>
          <text:p text:style-name="P53">full speed</text:p>
        </text:list-item>
        <text:list-item>
          <text:p text:style-name="P53">2/3 speed</text:p>
        </text:list-item>
        <text:list-item>
          <text:p text:style-name="P53">1/3 speed</text:p>
        </text:list-item>
      </text:list>
      <text:list xml:id="list9161020498355204416" text:style-name="L3">
        <text:list-item>
          <text:p text:style-name="P54">dead slow</text:p>
        </text:list-item>
      </text:list>
      <text:h text:style-name="Heading_20_5" text:outline-level="5">Controls</text:h>
      <text:p text:style-name="P18">With unit(s) selected:</text:p>
      <text:list xml:id="list3210657852342661010" text:style-name="L4">
        <text:list-item>
          <text:p text:style-name="P55">right click water <text:span text:style-name="T12">(X)</text:span> – <text:span text:style-name="T11">go to point</text:span></text:p>
        </text:list-item>
        <text:list-item>
          <text:p text:style-name="P63">shift-right click water <text:span text:style-name="T12">(hold X)</text:span> – add way-point</text:p>
          <text:list>
            <text:list-item>
              <text:p text:style-name="P66">[ ] while holding right click (LB, RB <text:span text:style-name="T14">while holding X</text:span>) – move new way-point<text:span text:style-name="T13">'s</text:span> position in <text:span text:style-name="T14">the</text:span> list </text:p>
            </text:list-item>
          </text:list>
        </text:list-item>
      </text:list>
      <text:p text:style-name="P17">With way-point selected:</text:p>
      <text:list xml:id="list4067438016520450594" text:style-name="L5">
        <text:list-item>
          <text:p text:style-name="P64">left click and drag – move way-point</text:p>
        </text:list-item>
        <text:list-item>
          <text:p text:style-name="P65">shift-right click water –<text:span text:style-name="T9"> </text:span>insert way-point before current one</text:p>
          <text:list>
            <text:list-item>
              <text:p text:style-name="P67">[ ] while holding right click – move new way-point<text:span text:style-name="T13">'</text:span>s position in <text:span text:style-name="T14">the list</text:span></text:p>
            </text:list-item>
          </text:list>
        </text:list-item>
        <text:list-item>
          <text:p text:style-name="P68">delete (B) – remove way-point (with confirmation box)</text:p>
        </text:list-item>
      </text:list>
      <text:p text:style-name="P16"/>
      <text:h text:style-name="Heading_20_4" text:outline-level="4"><text:soft-page-break/>Attack</text:h>
      <text:h text:style-name="Heading_20_5" text:outline-level="5">Orders</text:h>
      <text:p text:style-name="P18">Targeting and attack:</text:p>
      <text:list xml:id="list5561922149412475529" text:style-name="L6">
        <text:list-item>
          <text:p text:style-name="P59">target and attack unit with primary weapons (cannons)</text:p>
        </text:list-item>
        <text:list-item>
          <text:p text:style-name="P59">attack with secondary weapons (torpedoes, aircraft)</text:p>
        </text:list-item>
        <text:list-item>
          <text:p text:style-name="P59"><text:span text:style-name="T14">deploy special weapons</text:span> (depth charges)</text:p>
        </text:list-item>
      </text:list>
      <text:p text:style-name="P18">Stances:</text:p>
      <text:list xml:id="list7076598413010557233" text:style-name="L7">
        <text:list-item>
          <text:p text:style-name="P60">attack enemy on sight</text:p>
        </text:list-item>
        <text:list-item>
          <text:p text:style-name="P60">evade and return attacks</text:p>
        </text:list-item>
        <text:list-item>
          <text:p text:style-name="P60">evade and flee enemy on sight</text:p>
        </text:list-item>
      </text:list>
      <text:h text:style-name="Heading_20_5" text:outline-level="5">Controls</text:h>
      <text:p text:style-name="P18">With unit(s) selected:</text:p>
      <text:list xml:id="list3264677228467453094" text:style-name="L8">
        <text:list-item>
          <text:p text:style-name="P56">left click enemy unit <text:span text:style-name="T13">(X)</text:span> – attack with primary weapons (cannons)</text:p>
        </text:list-item>
        <text:list-item>
          <text:p text:style-name="P61">ctrl-left click <text:span text:style-name="T13">(Y)</text:span> – attack with secondary weapons (brings up aiming controls for secondary weapon)</text:p>
        </text:list-item>
        <text:list-item>
          <text:p text:style-name="P69">tertiary weapon activation buttons in advanced controls interface</text:p>
        </text:list-item>
      </text:list>
      <text:list xml:id="list3101376536927590337" text:style-name="L9">
        <text:list-item>
          <text:p text:style-name="P49">T – cycle through stances</text:p>
        </text:list-item>
        <text:list-item>
          <text:p text:style-name="P49">stance buttons <text:span text:style-name="T15">in advanced controls interface</text:span></text:p>
        </text:list-item>
      </text:list>
      <text:h text:style-name="Heading_20_4" text:outline-level="4">Sensors</text:h>
      <text:h text:style-name="Heading_20_5" text:outline-level="5">Orders</text:h>
      <text:list xml:id="list1045896791713539959" text:style-name="L10">
        <text:list-item>
          <text:p text:style-name="P50">Sonar – passive/active (destroyers only)</text:p>
        </text:list-item>
      </text:list>
      <text:h text:style-name="Heading_20_5" text:outline-level="5">Controls</text:h>
      <text:p text:style-name="P19">With unit(s) selected:</text:p>
      <text:list xml:id="list3056976087800809271" text:style-name="L11">
        <text:list-item>
          <text:p text:style-name="P51">S – toggle sonar (turns all active if at least one selected unit is passive)</text:p>
        </text:list-item>
        <text:list-item>
          <text:p text:style-name="P52">sonar button <text:span text:style-name="T15">in advanced controls interface</text:span></text:p>
        </text:list-item>
      </text:list>
      <text:p text:style-name="P20"/>
      <text:h text:style-name="P77" text:outline-level="4">Advanced controls and information:</text:h>
      <text:p text:style-name="P21">Shown for single target to offer graphical interface for additional information and controls. <text:s/>Either in a HUD item attached to the unit or fixed on the edge of the screen.</text:p>
      <text:h text:style-name="P78" text:outline-level="5">Ships:</text:h>
      <text:list xml:id="list7752788880057981760" text:style-name="L12">
        <text:list-item>
          <text:p text:style-name="P71">Navigation</text:p>
          <text:list>
            <text:list-item>
              <text:p text:style-name="P71">current navigation state (following way-point, following target, going to point)</text:p>
              <text:list>
                <text:list-item>
                  <text:p text:style-name="P71"><text:soft-page-break/>set go to point</text:p>
                </text:list-item>
                <text:list-item>
                  <text:p text:style-name="P71">set return to follow way-points</text:p>
                </text:list-item>
                <text:list-item>
                  <text:p text:style-name="P71">set follow target</text:p>
                </text:list-item>
              </text:list>
            </text:list-item>
            <text:list-item>
              <text:p text:style-name="P71">current speed (full, 2/3, 1/3, dead slow)</text:p>
              <text:list>
                <text:list-item>
                  <text:p text:style-name="P57"><text:span text:style-name="T14">set </text:span>full speed</text:p>
                </text:list-item>
                <text:list-item>
                  <text:p text:style-name="P57"><text:span text:style-name="T14">set </text:span>2/3 speed</text:p>
                </text:list-item>
                <text:list-item>
                  <text:p text:style-name="P57"><text:span text:style-name="T14">set </text:span>1/3 speed</text:p>
                </text:list-item>
                <text:list-item>
                  <text:p text:style-name="P57"><text:span text:style-name="T14">set </text:span>dead slow</text:p>
                </text:list-item>
              </text:list>
            </text:list-item>
            <text:list-item>
              <text:p text:style-name="P71">toggle evasive manoeuvres on/off</text:p>
            </text:list-item>
          </text:list>
        </text:list-item>
        <text:list-item>
          <text:p text:style-name="P70">Current Stance</text:p>
          <text:list>
            <text:list-item>
              <text:p text:style-name="P71">set attack on sight</text:p>
            </text:list-item>
            <text:list-item>
              <text:p text:style-name="P62"><text:span text:style-name="T14">set </text:span>evade and return attacks</text:p>
            </text:list-item>
            <text:list-item>
              <text:p text:style-name="P71">set evade and flee on sight</text:p>
            </text:list-item>
          </text:list>
        </text:list-item>
        <text:list-item>
          <text:p text:style-name="P71">Attack</text:p>
          <text:list>
            <text:list-item>
              <text:p text:style-name="P71">current primary weapon state (idle, target out of range, firing on target)</text:p>
              <text:list>
                <text:list-item>
                  <text:p text:style-name="P71">set target</text:p>
                </text:list-item>
              </text:list>
            </text:list-item>
            <text:list-item>
              <text:p text:style-name="P71">secondary weapon state (ready, reloading, firing, out of ammo)</text:p>
              <text:list>
                <text:list-item>
                  <text:p text:style-name="P71">fire secondary weapon</text:p>
                </text:list-item>
              </text:list>
            </text:list-item>
            <text:list-item>
              <text:p text:style-name="P71">tertiary weapon state (read<text:span text:style-name="T15">y</text:span>, reloading, firing)</text:p>
              <text:list>
                <text:list-item>
                  <text:p text:style-name="P71">fire tertiary weapon</text:p>
                </text:list-item>
              </text:list>
            </text:list-item>
          </text:list>
        </text:list-item>
        <text:list-item>
          <text:p text:style-name="P70">Sensors</text:p>
          <text:list>
            <text:list-item>
              <text:p text:style-name="P70">current visual range</text:p>
              <text:list>
                <text:list-item>
                  <text:p text:style-name="P70">show range overlay</text:p>
                </text:list-item>
              </text:list>
            </text:list-item>
            <text:list-item>
              <text:p text:style-name="P70">current radar range</text:p>
              <text:list>
                <text:list-item>
                  <text:p text:style-name="P70">show range overlay</text:p>
                </text:list-item>
              </text:list>
            </text:list-item>
            <text:list-item>
              <text:p text:style-name="P70">current sonar state (active, passive)</text:p>
              <text:list>
                <text:list-item>
                  <text:p text:style-name="P70">toggle sonar state</text:p>
                </text:list-item>
              </text:list>
            </text:list-item>
            <text:list-item>
              <text:p text:style-name="P70">current sonar range</text:p>
              <text:list>
                <text:list-item>
                  <text:p text:style-name="P70">show range overlay</text:p>
                </text:list-item>
              </text:list>
            </text:list-item>
          </text:list>
        </text:list-item>
        <text:list-item>
          <text:p text:style-name="P70">Ballast Systems [submarines only]</text:p>
          <text:list>
            <text:list-item>
              <text:p text:style-name="P70">current depth (surfaces, periscope depth, max depth)</text:p>
              <text:list>
                <text:list-item>
                  <text:p text:style-name="P70">surface</text:p>
                </text:list-item>
                <text:list-item>
                  <text:p text:style-name="P70"><text:soft-page-break/>periscope depth</text:p>
                </text:list-item>
                <text:list-item>
                  <text:p text:style-name="P70">max depth</text:p>
                </text:list-item>
              </text:list>
            </text:list-item>
          </text:list>
        </text:list-item>
        <text:list-item>
          <text:p text:style-name="P70">Control Tower [aircraft carriers only]</text:p>
          <text:list>
            <text:list-item>
              <text:p text:style-name="P70">Flight 1: state (idle, on mission of type (reconnaissance, fighter, bomber))</text:p>
              <text:list>
                <text:list-item>
                  <text:p text:style-name="P70">click to select aircraft</text:p>
                </text:list-item>
              </text:list>
            </text:list-item>
            <text:list-item>
              <text:p text:style-name="P70">Flight 2: state</text:p>
            </text:list-item>
          </text:list>
        </text:list-item>
      </text:list>
      <text:p text:style-name="P21"/>
      <text:h text:style-name="P78" text:outline-level="5">Aircraft Flights:</text:h>
      <text:list xml:id="list170926535159338" text:continue-numbering="true" text:style-name="L12">
        <text:list-item>
          <text:p text:style-name="P71">Navigation</text:p>
          <text:list>
            <text:list-item>
              <text:p text:style-name="P71">current navigation state (following way-point, <text:span text:style-name="T15">attacking target, escorting flight, returning to base</text:span>)</text:p>
              <text:list>
                <text:list-item>
                  <text:p text:style-name="P71">set return to follow way-points</text:p>
                </text:list-item>
                <text:list-item>
                  <text:p text:style-name="P70">set intercept and attack target</text:p>
                </text:list-item>
                <text:list-item>
                  <text:p text:style-name="P70">set escort aircraft flight</text:p>
                </text:list-item>
                <text:list-item>
                  <text:p text:style-name="P70">set return to base</text:p>
                </text:list-item>
              </text:list>
            </text:list-item>
          </text:list>
        </text:list-item>
        <text:list-item>
          <text:p text:style-name="P70">Weapons</text:p>
          <text:list>
            <text:list-item>
              <text:p text:style-name="P70">current remaining bombs, torpedoes, rockets.</text:p>
            </text:list-item>
          </text:list>
        </text:list-item>
      </text:list>
      <text:h text:style-name="P75" text:outline-level="1">Ships</text:h>
      <text:p text:style-name="P22">Ships are the primary units of the game. <text:s/>Ships have a primary weapon system (cannons) which fires at will on the ship's target. <text:s/>Secondary weapons (torpedoes and aircraft) are aimed and fired manually. <text:s/>Tertiary weapons (destroyers' depth charges) are activated through the advanced controls interface. <text:s/>Defensive weapons (anti-aircraft guns) are targeted and fired automatically without player input.</text:p>
      <text:h text:style-name="Heading_20_3" text:outline-level="3">Shallow <text:span text:style-name="T3">D</text:span>raft <text:span text:style-name="T3">Vessels</text:span> (can enter shallow water areas on the map)</text:h>
      <text:p text:style-name="Heading">Light Cruisers</text:p>
      <text:p text:style-name="P3">Light Cruisers <text:span text:style-name="T2">provide light combat ship capability</text:span>. <text:s/>They have <text:span text:style-name="T2">moderate</text:span> anti-surface and anti-air capability.<text:span text:style-name="T2"> <text:s/>Their armour and armament aren't as heavy as full size cruisers, but they have significantly more manoeuvrability.</text:span></text:p>
      <text:list xml:id="list2085441365529048958" text:style-name="L13">
        <text:list-item>
          <text:p text:style-name="P29">Armament</text:p>
          <text:list>
            <text:list-item>
              <text:p text:style-name="P31"><text:span text:style-name="T16">primary:<text:tab/></text:span>cannons:<text:tab/><text:span text:style-name="T2">moderate</text:span></text:p>
            </text:list-item>
            <text:list-item>
              <text:p text:style-name="P32"><text:span text:style-name="T16">defensive: <text:tab/></text:span>anti-aircraf<text:span text:style-name="T3">t:<text:tab/>moderate</text:span></text:p>
            </text:list-item>
          </text:list>
        </text:list-item>
        <text:list-item>
          <text:p text:style-name="P29">Armour</text:p>
          <text:list>
            <text:list-item>
              <text:p text:style-name="P29">medium</text:p>
            </text:list-item>
          </text:list>
        </text:list-item>
        <text:list-item>
          <text:p text:style-name="P33">Sensors</text:p>
          <text:list>
            <text:list-item>
              <text:p text:style-name="P36">visual: <text:tab/><text:tab/>good</text:p>
            </text:list-item>
            <text:list-item>
              <text:p text:style-name="P31">radar:<text:tab/><text:tab/><text:span text:style-name="T3">moderate</text:span></text:p>
            </text:list-item>
          </text:list>
        </text:list-item>
        <text:list-item>
          <text:p text:style-name="P31">Movement</text:p>
          <text:list>
            <text:list-item>
              <text:p text:style-name="P29">speed: <text:tab/><text:tab/><text:tab/>high</text:p>
            </text:list-item>
            <text:list-item>
              <text:p text:style-name="P32">acceleration: <text:tab/><text:tab/><text:span text:style-name="T2">medium</text:span></text:p>
            </text:list-item>
            <text:list-item>
              <text:p text:style-name="P32">manoeuvrability:<text:tab/><text:span text:style-name="T2">high</text:span></text:p>
              <text:p text:style-name="P31"/>
            </text:list-item>
          </text:list>
        </text:list-item>
      </text:list>
      <text:p text:style-name="Heading">Destroyers</text:p>
      <text:p text:style-name="P3">Destroyers <text:span text:style-name="T2">provide</text:span> scouting and anti-submarine <text:span text:style-name="T2">capability</text:span>. <text:s/>They have light anti-surface and anti-air capability, but good anti-sub capabilities. <text:s/><text:span text:style-name="T2">Their speed lets them scout out enemy forces and their torpedoes mean they can deal some significant damage to larger ships.</text:span></text:p>
      <text:p text:style-name="P3"/>
      <text:p text:style-name="P7">Sonar:</text:p>
      <text:p text:style-name="P7">Destroyers have active and passive sonar. <text:s/>In passive mode the sonar will give bearing<text:span text:style-name="T5">s</text:span> towards noise sources but won't pinpoint the target. <text:s/>In active mode submerged targets will become visible, but there will be false positives (ghost submarines will appear that are not actually there). <text:s/><text:span text:style-name="T5">In active mode the destroyer also becomes highly visible to other sonar equipped vessels well beyond the effective range of the sonar.</text:span></text:p>
      <text:list xml:id="list8251077890707895947" text:style-name="L14">
        <text:list-item>
          <text:p text:style-name="P30">Armament</text:p>
          <text:list>
            <text:list-item>
              <text:p text:style-name="P39"><text:span text:style-name="T16">primary:<text:tab/></text:span>cannons:<text:tab/>light</text:p>
            </text:list-item>
            <text:list-item>
              <text:p text:style-name="P40"><text:span text:style-name="T16">defensive:<text:tab/></text:span>anti-aircraft: <text:tab/>light</text:p>
            </text:list-item>
            <text:list-item>
              <text:p text:style-name="P40"><text:span text:style-name="T16">secondary:<text:tab/></text:span>torpedoes</text:p>
            </text:list-item>
            <text:list-item>
              <text:p text:style-name="P40"><text:span text:style-name="T16">tertiary:<text:tab/></text:span>depth charges</text:p>
            </text:list-item>
          </text:list>
        </text:list-item>
        <text:list-item>
          <text:p text:style-name="P30">Armour</text:p>
          <text:list>
            <text:list-item>
              <text:p text:style-name="P30">light</text:p>
            </text:list-item>
          </text:list>
        </text:list-item>
        <text:list-item>
          <text:p text:style-name="P41"><text:soft-page-break/>Sensors</text:p>
          <text:list>
            <text:list-item>
              <text:p text:style-name="P37">visual: <text:tab/><text:tab/>good</text:p>
            </text:list-item>
            <text:list-item>
              <text:p text:style-name="P42">radar:<text:tab/><text:tab/><text:span text:style-name="T3">moderate</text:span></text:p>
            </text:list-item>
            <text:list-item>
              <text:p text:style-name="P42">sonar: <text:tab/><text:tab/><text:span text:style-name="T3">very-good</text:span></text:p>
            </text:list-item>
          </text:list>
        </text:list-item>
        <text:list-item>
          <text:p text:style-name="P34">Movement</text:p>
          <text:list>
            <text:list-item>
              <text:p text:style-name="P34">speed: <text:tab/><text:tab/><text:tab/><text:span text:style-name="T2">very-high</text:span></text:p>
            </text:list-item>
            <text:list-item>
              <text:p text:style-name="P34">acceleration:<text:tab/><text:tab/><text:span text:style-name="T2">high</text:span></text:p>
            </text:list-item>
            <text:list-item>
              <text:p text:style-name="P34">manoeuvrability:<text:tab/><text:span text:style-name="T2">high</text:span></text:p>
            </text:list-item>
          </text:list>
        </text:list-item>
      </text:list>
      <text:p text:style-name="P2"/>
      <text:p text:style-name="Heading">Submarines</text:p>
      <text:p text:style-name="P2">Submarines fill the stealth reconnaissance and ambush roll. <text:s/>They have very-light cannons and anti-aircraft weapons bu<text:span text:style-name="T2">t can deal significant damage to larger ships with torpedoes without being detected.</text:span></text:p>
      <text:p text:style-name="P2"/>
      <text:p text:style-name="P5">Submerging:</text:p>
      <text:p text:style-name="P6">When in deep water submarines can submerge. <text:s/><text:span text:style-name="T4">Submerging makes the submarine invisible to radar and slowly reduces its ability to be spotted visually until it can no longer be seen visually at max depth. <text:s/>The submarine also becomes invulnerable to all weapons except depth charges when at max depth. <text:s/>When submerged submarines drain their battery power, with the power draining faster if they move.</text:span></text:p>
      <text:p text:style-name="P6"/>
      <text:p text:style-name="P7">Submarines can attack while submerged, but doing so automatically raises them from max depth to periscope depth, where they can be spotted visually and damaged by weapons. <text:s/>After their torpedoes hit or run out of fuel the submarine will dive back to max depth.</text:p>
      <text:list xml:id="list170926549181022" text:continue-numbering="true" text:style-name="L14">
        <text:list-item>
          <text:p text:style-name="P30">Armament</text:p>
          <text:list>
            <text:list-item>
              <text:p text:style-name="P43"><text:span text:style-name="T16">primary:<text:tab/></text:span>cannons:<text:tab/><text:span text:style-name="T1">very-</text:span>light</text:p>
            </text:list-item>
            <text:list-item>
              <text:p text:style-name="P43"><text:span text:style-name="T16">defensive:<text:tab/></text:span>anti-aircraft: <text:tab/><text:span text:style-name="T1">very-</text:span>light</text:p>
            </text:list-item>
            <text:list-item>
              <text:p text:style-name="P43"><text:span text:style-name="T16">secondary:<text:tab/></text:span>torpedoes</text:p>
            </text:list-item>
          </text:list>
        </text:list-item>
        <text:list-item>
          <text:p text:style-name="P30">Armour</text:p>
          <text:list>
            <text:list-item>
              <text:p text:style-name="P30">light</text:p>
            </text:list-item>
          </text:list>
        </text:list-item>
        <text:list-item>
          <text:p text:style-name="P42">Sensors</text:p>
          <text:list>
            <text:list-item>
              <text:p text:style-name="P37">visual (on surfac<text:span text:style-name="T4">e</text:span>): <text:tab/><text:tab/>poor</text:p>
            </text:list-item>
            <text:list-item>
              <text:p text:style-name="P45">visual (periscope depth):<text:tab/>very-poor</text:p>
            </text:list-item>
            <text:list-item>
              <text:p text:style-name="P42">radar (on surface only): <text:tab/><text:span text:style-name="T3">poor</text:span></text:p>
            </text:list-item>
            <text:list-item>
              <text:p text:style-name="P42">sonar (passive): <text:tab/><text:tab/><text:span text:style-name="T3">good</text:span></text:p>
            </text:list-item>
          </text:list>
        </text:list-item>
        <text:list-item>
          <text:p text:style-name="P34">Movement</text:p>
          <text:list>
            <text:list-item>
              <text:p text:style-name="P30">speed <text:span text:style-name="T3">(</text:span>surfaced<text:span text:style-name="T3">)</text:span>: <text:tab/>medium</text:p>
            </text:list-item>
            <text:list-item>
              <text:p text:style-name="P30">speed <text:span text:style-name="T3">(</text:span>submerged<text:span text:style-name="T3">)</text:span>: <text:tab/>low</text:p>
            </text:list-item>
            <text:list-item>
              <text:p text:style-name="P35">acceleration: <text:tab/><text:tab/><text:span text:style-name="T2">medium</text:span></text:p>
            </text:list-item>
            <text:list-item>
              <text:p text:style-name="P34">manoeuvrability: <text:tab/><text:span text:style-name="T2">medium</text:span></text:p>
            </text:list-item>
          </text:list>
        </text:list-item>
      </text:list>
      <text:p text:style-name="P2"/>
      <text:p text:style-name="P2"/>
      <text:h text:style-name="Heading_20_3" text:outline-level="3"><text:soft-page-break/><text:span text:style-name="T3">Deep</text:span> <text:span text:style-name="T3">D</text:span>raft <text:span text:style-name="T3">Vessels </text:span>(cannot enter shallow water areas on the map)</text:h>
      <text:p text:style-name="Heading">Cruisers</text:p>
      <text:p text:style-name="P4">Cruisers are well rounded combat ships. <text:s/>They have very good anti-surface and anti-aircraft capability.</text:p>
      <text:list xml:id="list170926555181002" text:continue-numbering="true" text:style-name="L14">
        <text:list-item>
          <text:p text:style-name="P46">Armament</text:p>
          <text:list>
            <text:list-item>
              <text:p text:style-name="P40"><text:span text:style-name="T16">primary:<text:tab/></text:span>cannons: <text:tab/><text:span text:style-name="T2">heavy</text:span></text:p>
            </text:list-item>
            <text:list-item>
              <text:p text:style-name="P39"><text:span text:style-name="T16">defensive:<text:tab/></text:span>anti-aircraft: <text:tab/><text:span text:style-name="T2">heavy</text:span></text:p>
            </text:list-item>
          </text:list>
        </text:list-item>
        <text:list-item>
          <text:p text:style-name="P42">Sensors</text:p>
          <text:list>
            <text:list-item>
              <text:p text:style-name="P37">visual: <text:tab/><text:tab/>moderate</text:p>
            </text:list-item>
            <text:list-item>
              <text:p text:style-name="P42">radar:<text:tab/><text:tab/><text:span text:style-name="T3">good</text:span></text:p>
            </text:list-item>
          </text:list>
        </text:list-item>
        <text:list-item>
          <text:p text:style-name="P34">Movement</text:p>
          <text:list>
            <text:list-item>
              <text:p text:style-name="P34">speed: <text:span text:style-name="T2">medium</text:span></text:p>
            </text:list-item>
            <text:list-item>
              <text:p text:style-name="P34">acceleration: <text:span text:style-name="T2">medium</text:span></text:p>
            </text:list-item>
            <text:list-item>
              <text:p text:style-name="P34">manoeuvrability: <text:span text:style-name="T2">medium</text:span></text:p>
            </text:list-item>
          </text:list>
        </text:list-item>
      </text:list>
      <text:p text:style-name="P2"/>
      <text:p text:style-name="Heading">Battleships</text:p>
      <text:p text:style-name="P4">Battleships are the primary anti-surface ships. <text:s/>They have excellent anti-surface capability and moderate anti-aircraft defences.</text:p>
      <text:list xml:id="list170926558158683" text:continue-numbering="true" text:style-name="L14">
        <text:list-item>
          <text:p text:style-name="P46">Armament</text:p>
          <text:list>
            <text:list-item>
              <text:p text:style-name="P40"><text:span text:style-name="T16">primary:<text:tab/></text:span>cannons:<text:tab/><text:span text:style-name="T2">very-heavy</text:span></text:p>
            </text:list-item>
            <text:list-item>
              <text:p text:style-name="P39"><text:span text:style-name="T16">defensive:<text:tab/></text:span>anti-aircraft:<text:tab/><text:span text:style-name="T2">moderate</text:span></text:p>
            </text:list-item>
          </text:list>
        </text:list-item>
        <text:list-item>
          <text:p text:style-name="P42">Sensors</text:p>
          <text:list>
            <text:list-item>
              <text:p text:style-name="P37">visual:<text:tab/><text:tab/><text:tab/>moderate</text:p>
            </text:list-item>
            <text:list-item>
              <text:p text:style-name="P42">radar:<text:tab/><text:tab/><text:tab/><text:span text:style-name="T3">good</text:span></text:p>
            </text:list-item>
          </text:list>
        </text:list-item>
        <text:list-item>
          <text:p text:style-name="P34">Movement</text:p>
          <text:list>
            <text:list-item>
              <text:p text:style-name="P34">speed: <text:tab/><text:tab/><text:tab/><text:span text:style-name="T3">medium</text:span></text:p>
            </text:list-item>
            <text:list-item>
              <text:p text:style-name="P34">acceleration: <text:tab/><text:tab/><text:span text:style-name="T2">very-low</text:span></text:p>
            </text:list-item>
            <text:list-item>
              <text:p text:style-name="P34">manoeuvrability:<text:tab/><text:span text:style-name="T3">low</text:span></text:p>
            </text:list-item>
          </text:list>
        </text:list-item>
      </text:list>
      <text:p text:style-name="P2"/>
      <text:p text:style-name="P1"/>
      <text:p text:style-name="Heading">Aircraft Carriers</text:p>
      <text:p text:style-name="P4">Aircraft Carriers provide long range scouting and attack capabilities. <text:s/><text:span text:style-name="T3">They have very limited weapons but can launch aircraft to fill a variety of rolls.</text:span></text:p>
      <text:list xml:id="list170926561151450" text:continue-numbering="true" text:style-name="L14">
        <text:list-item>
          <text:p text:style-name="P46">Armament</text:p>
          <text:list>
            <text:list-item>
              <text:p text:style-name="P39"><text:span text:style-name="T16">defensive:<text:tab/></text:span>anti-aircraft:<text:tab/><text:span text:style-name="T2">moderate</text:span></text:p>
            </text:list-item>
            <text:list-item>
              <text:p text:style-name="P40"><text:span text:style-name="T16">secondary:<text:tab/></text:span>aircraft:<text:tab/><text:span text:style-name="T5">heavy</text:span></text:p>
            </text:list-item>
          </text:list>
        </text:list-item>
        <text:list-item>
          <text:p text:style-name="P44">Sensors</text:p>
          <text:list>
            <text:list-item>
              <text:p text:style-name="P38">visual:<text:tab/><text:tab/><text:tab/>moderate</text:p>
            </text:list-item>
            <text:list-item>
              <text:p text:style-name="P44">radar:<text:tab/><text:tab/><text:tab/><text:span text:style-name="T5">very-good</text:span></text:p>
            </text:list-item>
            <text:list-item>
              <text:p text:style-name="P38">scout aircraft:<text:tab/><text:tab/>very-good</text:p>
            </text:list-item>
          </text:list>
        </text:list-item>
        <text:list-item>
          <text:p text:style-name="P34">Movement</text:p>
          <text:list>
            <text:list-item>
              <text:p text:style-name="P34">speed: <text:tab/><text:tab/><text:tab/><text:span text:style-name="T3">low</text:span></text:p>
            </text:list-item>
            <text:list-item>
              <text:p text:style-name="P37"><text:soft-page-break/>acceleration: <text:tab/><text:tab/>low</text:p>
            </text:list-item>
            <text:list-item>
              <text:p text:style-name="P34">manoeuvrability:<text:tab/><text:span text:style-name="T3">very-low</text:span></text:p>
            </text:list-item>
          </text:list>
        </text:list-item>
      </text:list>
      <text:p text:style-name="P2"/>
      <text:h text:style-name="Heading_20_2" text:outline-level="2">Weapons</text:h>
      <text:p text:style-name="P27">Cannons</text:p>
      <text:p text:style-name="P10">Cannons are the primary anti-ship weapon. <text:s/>Cannons have unlimited ammo and are fired automatically once an order to attack has been issued.</text:p>
      <text:p text:style-name="Standard">Auto-fire: <text:tab/><text:span text:style-name="T5">y</text:span>es</text:p>
      <text:p text:style-name="Standard">Auto-aim: <text:tab/><text:span text:style-name="T5">no</text:span></text:p>
      <text:p text:style-name="Standard">Range:<text:tab/><text:tab/>medium</text:p>
      <text:p text:style-name="Standard">Velocity:<text:tab/>high</text:p>
      <text:p text:style-name="Standard">Accuracy:<text:tab/><text:span text:style-name="T5">medium</text:span></text:p>
      <text:p text:style-name="Standard">Rate of Fire:<text:tab/><text:span text:style-name="T5">medium</text:span></text:p>
      <text:p text:style-name="P10"/>
      <text:p text:style-name="P27">Anti-Aircraft</text:p>
      <text:p text:style-name="P10">Anti-aircraft defences are the primary anti-aircraft weapon. <text:s/>They have unlimited ammo and lock onto and fire at any enemy aircraft in range automatically.</text:p>
      <text:p text:style-name="Standard">Auto-fire: <text:tab/><text:span text:style-name="T5">yes</text:span></text:p>
      <text:p text:style-name="Standard">Auto-aim: <text:tab/><text:span text:style-name="T5">yes</text:span></text:p>
      <text:p text:style-name="Standard">Range:<text:tab/><text:tab/><text:span text:style-name="T5">short</text:span></text:p>
      <text:p text:style-name="Standard">Velocity:<text:tab/>high</text:p>
      <text:p text:style-name="Standard">Accuracy:<text:tab/>low</text:p>
      <text:p text:style-name="Standard">Rate of Fire:<text:tab/><text:span text:style-name="T5">very-high</text:span></text:p>
      <text:p text:style-name="P27">Torpedoes</text:p>
      <text:p text:style-name="P10">Torpedoes are heavy anti-ship weapons. <text:s/>Ships carry a limited number of torpedoes and they must be manually aimed and fired. <text:s/>They are very slow but have good accuracy.</text:p>
      <text:p text:style-name="P11"><text:span text:style-name="T6">To fire torpedoes the player gives the direction to fire from the ship</text:span>. <text:s/><text:span text:style-name="T6">The HUD should have marks to show the maximum range as well as the travel time along the firing arc. <text:s/>Ideally, enemy ships' paths will also be plotted based on their current velocity with equal marks indicated travel time</text:span>. <text:s/><text:span text:style-name="T6">Torpedoes are fired in a fixed direction from the ship and then turn towards the desired direction. <text:s/>Destroyers launch torpedoes to port and starboard, and submarines launch torpedoes fore and aft.</text:span></text:p>
      <text:p text:style-name="P8">Auto-fire: <text:tab/><text:span text:style-name="T5">no</text:span></text:p>
      <text:p text:style-name="P8">Auto-aim: <text:tab/><text:span text:style-name="T5">no</text:span></text:p>
      <text:p text:style-name="P8">Range:<text:tab/><text:tab/>medium</text:p>
      <text:p text:style-name="P8">Velocity:<text:tab/><text:span text:style-name="T5">very-low</text:span></text:p>
      <text:p text:style-name="P8">Accuracy:<text:tab/><text:span text:style-name="T5">high</text:span></text:p>
      <text:p text:style-name="P8">Rate of Fire:<text:tab/><text:span text:style-name="T5">very-low</text:span></text:p>
      <text:p text:style-name="P27">Depth Charges</text:p>
      <text:p text:style-name="P10">Depth charges are the only weapon capable of damaging submarines at max depth. <text:s text:c="2"/>Ships have an <text:soft-page-break/>unlimited number of depth charges available. They drop beneath the launching vessel and travel down until they reach the dept of the submarine and explode. <text:s/>They are not very accurate and will spread out as they sink as well as exploding at incorrect depths. <text:s/><text:span text:style-name="T16">Depth charged are fired in clips and ships need to pause dropping depth charges to reload.</text:span></text:p>
      <text:p text:style-name="P10">Depth charges</text:p>
      <text:p text:style-name="P8">Auto-fire: <text:tab/><text:span text:style-name="T5">no</text:span></text:p>
      <text:p text:style-name="P8">Auto-aim: <text:tab/><text:span text:style-name="T5">no</text:span></text:p>
      <text:p text:style-name="P8">Range:<text:tab/><text:tab/><text:span text:style-name="T5">very-low</text:span></text:p>
      <text:p text:style-name="P8">Velocity:<text:tab/><text:span text:style-name="T5">low</text:span></text:p>
      <text:p text:style-name="P8">Accuracy:<text:tab/><text:span text:style-name="T5">low</text:span></text:p>
      <text:p text:style-name="P9">Rate of Fire:<text:tab/><text:span text:style-name="T5">medium</text:span></text:p>
      <text:p text:style-name="P28">Aircraft</text:p>
      <text:p text:style-name="P13">Aircraft are deployable vessels. <text:s/><text:span text:style-name="T7">They are deployed in flights of 4-8 aircraft from carriers. <text:s/></text:span>Carriers have a limited number of flights <text:span text:style-name="T7">they can have active at once. <text:s/>Flights can be reconnaissance, fighters, or bombers.</text:span></text:p>
      <text:p text:style-name="P12">Flights are launched by selecting the type of flight (reconnaissance, fighter, bomber) and setting up a circular way-point path that starts and ends with the carrier. <text:s/>The path must be short enough for the aircraft to have enough fuel. <text:s/>Once launched flights behave like ships and can be given additional orders. <text:s/>However, they have limited fuel and if they run out they will crash.</text:p>
      <text:p text:style-name="P12">The way-points for flights should show travel time remaining and the flight should show its remaining fuel time.</text:p>
      <text:p text:style-name="P12">Reconnaissance flights have extra fuel and small bomb loads to hit any targets of opportunity, such as submarines.</text:p>
      <text:p text:style-name="P12">Fighters can attack other aircraft. <text:s/>They can protect the fleet from enemy fighter or escort bombers to their targets.</text:p>
      <text:p text:style-name="P12">Bombers can attack ships but they only get one attack each.</text:p>
      <text:p text:style-name="P9">Auto-fire: <text:tab/><text:span text:style-name="T5">no</text:span></text:p>
      <text:p text:style-name="P9">Auto-aim: <text:tab/><text:span text:style-name="T5">no</text:span></text:p>
      <text:p text:style-name="P9">Range:<text:tab/><text:tab/><text:span text:style-name="T6">very-long</text:span></text:p>
      <text:p text:style-name="P9">Velocity:<text:tab/><text:span text:style-name="T6">high</text:span></text:p>
      <text:p text:style-name="P9">Accuracy:<text:tab/><text:span text:style-name="T6">high</text:span></text:p>
      <text:p text:style-name="P9">Rate of Fire:<text:tab/><text:span text:style-name="T6">l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3:44:08.909000000</meta:creation-date>
    <dc:date>2015-01-21T17:09:26.430000000</dc:date>
    <meta:editing-duration>PT20M58S</meta:editing-duration>
    <meta:editing-cycles>5</meta:editing-cycles>
    <meta:generator>LibreOffice/4.1.4.2$Windows_x86 LibreOffice_project/0a0440ccc0227ad9829de5f46be37cfb6edcf72</meta:generator>
    <meta:document-statistic meta:table-count="0" meta:image-count="0" meta:object-count="0" meta:page-count="12" meta:paragraph-count="288" meta:word-count="2041" meta:character-count="12462" meta:non-whitespace-character-count="10719"/>
  </office:meta>
</office:document-meta>
</file>